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office:font-face-decls>
  <office:automatic-styles>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00ff00"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2.367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00ff00"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4.2" style:family="table-row">
      <style:table-row-properties style:min-row-height="0.296cm"/>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none" fo:border-bottom="0.5pt solid #000000"/>
    </style:style>
    <style:style style:name="表4.B3" style:family="table-cell">
      <style:table-cell-properties fo:padding="0cm" fo:border-left="0.5pt solid #000000" fo:border-right="1pt solid #000000" fo:border-top="none"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0.5pt solid #000000"/>
    </style:style>
    <style:style style:name="表4.B5" style:family="table-cell">
      <style:table-cell-properties fo:padding="0cm" fo:border-left="0.5pt solid #000000" fo:border-right="1pt solid #000000" fo:border-top="0.5pt solid #000000" fo:border-bottom="0.5pt solid #000000"/>
    </style:style>
    <style:style style:name="表4.A6" style:family="table-cell">
      <style:table-cell-properties fo:padding="0cm" fo:border-left="1pt solid #000000" fo:border-right="0.5pt solid #000000" fo:border-top="0.5pt solid #000000" fo:border-bottom="1pt solid #000000"/>
    </style:style>
    <style:style style:name="表4.B6"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00ff00"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P1" style:family="paragraph" style:parent-style-name="Standard">
      <style:text-properties fo:letter-spacing="-0.005cm"/>
    </style:style>
    <style:style style:name="P2" style:family="paragraph" style:parent-style-name="Standard">
      <style:paragraph-properties fo:text-align="end" style:justify-single-word="false"/>
      <style:text-properties fo:letter-spacing="-0.005cm"/>
    </style:style>
    <style:style style:name="P3" style:family="paragraph" style:parent-style-name="Standard">
      <style:text-properties fo:letter-spacing="-0.005cm" style:text-underline-style="solid" style:text-underline-width="bold" style:text-underline-color="font-color"/>
    </style:style>
    <style:style style:name="P4" style:family="paragraph" style:parent-style-name="Standard">
      <style:paragraph-properties fo:margin-left="2.438cm" fo:margin-right="0cm" fo:text-indent="0cm" style:auto-text-indent="false"/>
    </style:style>
    <style:style style:name="P5" style:family="paragraph" style:parent-style-name="Standard">
      <style:paragraph-properties fo:margin-left="1.496cm" fo:margin-right="0cm" fo:text-indent="0cm" style:auto-text-indent="false"/>
    </style:style>
    <style:style style:name="P6" style:family="paragraph" style:parent-style-name="Standard">
      <style:paragraph-properties fo:margin-left="1.312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1.309cm" fo:margin-right="0cm" fo:text-indent="-1.309cm" style:auto-text-indent="false"/>
    </style:style>
    <style:style style:name="P9" style:family="paragraph" style:parent-style-name="Standard">
      <style:paragraph-properties fo:margin-left="1.499cm" fo:margin-right="0cm" fo:text-indent="0cm" style:auto-text-indent="false"/>
    </style:style>
    <style:style style:name="P10" style:family="paragraph" style:parent-style-name="Standard">
      <style:paragraph-properties fo:margin-left="2.254cm" fo:margin-right="0cm" fo:text-indent="0cm" style:auto-text-indent="false"/>
    </style:style>
    <style:style style:name="P11" style:family="paragraph" style:parent-style-name="Standard">
      <style:paragraph-properties fo:margin-left="3.009cm" fo:margin-right="0cm" fo:text-indent="0cm" style:auto-text-indent="false"/>
    </style:style>
    <style:style style:name="P12" style:family="paragraph" style:parent-style-name="Standard">
      <style:paragraph-properties fo:margin-left="2.992cm" fo:margin-right="0cm" fo:text-indent="-0.748cm" style:auto-text-indent="false"/>
    </style:style>
    <style:style style:name="P13" style:family="paragraph" style:parent-style-name="Standard">
      <style:paragraph-properties fo:margin-left="3cm" fo:margin-right="0cm" fo:text-indent="0cm" style:auto-text-indent="false"/>
    </style:style>
    <style:style style:name="P14" style:family="paragraph" style:parent-style-name="Standard">
      <style:paragraph-properties fo:margin-left="2.992cm" fo:margin-right="0cm" fo:text-indent="-1.496cm" style:auto-text-indent="false"/>
    </style:style>
    <style:style style:name="P15" style:family="paragraph" style:parent-style-name="Standard">
      <style:paragraph-properties fo:margin-left="2.251cm" fo:margin-right="0cm" fo:text-indent="0cm" style:auto-text-indent="false"/>
    </style:style>
    <style:style style:name="P16" style:family="paragraph" style:parent-style-name="Standard">
      <style:paragraph-properties fo:margin-left="2.244cm" fo:margin-right="0cm" fo:text-indent="-0.748cm" style:auto-text-indent="false"/>
    </style:style>
    <style:style style:name="P17" style:family="paragraph" style:parent-style-name="Standard">
      <style:paragraph-properties fo:margin-left="1.125cm" fo:margin-right="0cm" fo:text-indent="0cm" style:auto-text-indent="false"/>
    </style:style>
    <style:style style:name="P18" style:family="paragraph" style:parent-style-name="Standard">
      <style:paragraph-properties fo:margin-left="1.879cm" fo:margin-right="0cm" fo:text-indent="0cm" style:auto-text-indent="false"/>
    </style:style>
    <style:style style:name="P19" style:family="paragraph" style:parent-style-name="Standard">
      <style:paragraph-properties fo:text-align="start" style:justify-single-word="false"/>
      <style:text-properties fo:color="#000000" loext:opacity="100%" style:font-name="ＭＳ Ｐゴシック" fo:font-size="11pt" fo:letter-spacing="-0.005cm" style:letter-kerning="false" style:font-name-asian="ＭＳ Ｐゴシック" style:font-size-asian="11pt"/>
    </style:style>
    <style:style style:name="P20"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1"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2" style:family="paragraph" style:parent-style-name="大見出し_28__ff75__ff70__ff84__ff7d__ff80__ff72__ff99__29_">
      <style:text-properties style:font-name="UD デジタル 教科書体 NK-R" fo:letter-spacing="normal" style:font-name-asian="UD デジタル 教科書体 NK-R"/>
    </style:style>
    <style:style style:name="P23" style:family="paragraph" style:parent-style-name="中見出し_28__ff75__ff70__ff84__ff7d__ff80__ff72__ff99__29_">
      <style:text-properties style:font-name="UD デジタル 教科書体 NK-R" fo:letter-spacing="normal" style:font-name-asian="UD デジタル 教科書体 NK-R"/>
    </style:style>
    <style:style style:name="P24"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25" style:family="paragraph" style:parent-style-name="Standard">
      <style:paragraph-properties fo:text-align="center" style:justify-single-word="false"/>
      <style:text-properties style:font-name="UD デジタル 教科書体 NK-R" style:font-name-asian="UD デジタル 教科書体 NK-R"/>
    </style:style>
    <style:style style:name="P26" style:family="paragraph" style:parent-style-name="Standard">
      <style:text-properties officeooo:paragraph-rsid="001f274d"/>
    </style:style>
    <style:style style:name="P27" style:family="paragraph" style:parent-style-name="Standard">
      <style:text-properties officeooo:rsid="001f274d" officeooo:paragraph-rsid="001f274d"/>
    </style:style>
    <style:style style:name="P28" style:family="paragraph" style:parent-style-name="Standard">
      <style:paragraph-properties fo:margin-left="0cm" fo:margin-right="0cm" fo:text-indent="0cm" style:auto-text-indent="false"/>
      <style:text-properties fo:letter-spacing="normal" officeooo:rsid="001f274d" officeooo:paragraph-rsid="001f274d"/>
    </style:style>
    <style:style style:name="P29" style:family="paragraph" style:parent-style-name="Contents_20_1">
      <style:paragraph-properties>
        <style:tab-stops>
          <style:tab-stop style:position="15cm" style:type="right" style:leader-style="dotted" style:leader-text="."/>
        </style:tab-stops>
      </style:paragraph-properties>
    </style:style>
    <style:style style:name="P30" style:family="paragraph" style:parent-style-name="Contents_20_2">
      <style:paragraph-properties>
        <style:tab-stops>
          <style:tab-stop style:position="14.501cm" style:type="right" style:leader-style="dotted" style:leader-text="."/>
        </style:tab-stops>
      </style:paragraph-properties>
    </style:style>
    <style:style style:name="P31"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Contents_20_2">
      <style:paragraph-properties>
        <style:tab-stops>
          <style:tab-stop style:position="14.501cm" style:type="right" style:leader-style="dotted" style:leader-text="."/>
        </style:tab-stops>
      </style:paragraph-properties>
    </style:style>
    <style:style style:name="P34" style:family="paragraph" style:parent-style-name="Standard">
      <style:paragraph-properties fo:text-align="start" style:justify-single-word="false"/>
      <style:text-properties fo:color="#000000" loext:opacity="100%" style:font-name="UD デジタル 教科書体 NK-R" fo:font-size="11pt" fo:letter-spacing="-0.005cm" officeooo:paragraph-rsid="0020b9f4" style:letter-kerning="false" style:font-name-asian="UD デジタル 教科書体 NK-R" style:font-size-asian="11pt"/>
    </style:style>
    <style:style style:name="P35"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Z80/R800 macro assembler</text:p>
      <text:p text:style-name="P24">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32"><text:a xlink:type="simple" xlink:href="#1%19%E3%81%AF%E3%81%98%E3%82%81%E3%81%AB%19C%7Ctoxmark" text:style-name="Index_20_Link" text:visited-style-name="Index_20_Link">はじめに<text:tab/>3</text:a></text:p>
          <text:p text:style-name="P32"><text:a xlink:type="simple" xlink:href="#1%19%E3%82%A4%E3%83%B3%E3%82%B9%E3%83%88%E3%83%BC%E3%83%AB%19C%7Ctoxmark" text:style-name="Index_20_Link" text:visited-style-name="Index_20_Link">インストール<text:tab/>3</text:a></text:p>
          <text:p text:style-name="P32"><text:a xlink:type="simple" xlink:href="#1%19%E5%AE%9F%E8%A1%8C%19C%7Ctoxmark" text:style-name="Index_20_Link" text:visited-style-name="Index_20_Link">実行<text:tab/>3</text:a></text:p>
          <text:p text:style-name="P32"><text:a xlink:type="simple" xlink:href="#1%19%E3%83%8B%E3%83%BC%E3%83%A2%E3%83%8B%E3%83%83%E3%82%AF%E3%81%AE%E9%81%95%E3%81%84%19C%7Ctoxmark" text:style-name="Index_20_Link" text:visited-style-name="Index_20_Link">ニーモニックの違い<text:tab/>3</text:a></text:p>
          <text:p text:style-name="P32"><text:a xlink:type="simple" xlink:href="#1%19%E6%9C%AA%E5%AE%9A%E7%BE%A9%E5%91%BD%E4%BB%A4%19C%7Ctoxmark" text:style-name="Index_20_Link" text:visited-style-name="Index_20_Link">未定義命令<text:tab/>3</text:a></text:p>
          <text:p text:style-name="P32"><text:a xlink:type="simple" xlink:href="#1%19R800%E5%91%BD%E4%BB%A4%19C%7Ctoxmark" text:style-name="Index_20_Link" text:visited-style-name="Index_20_Link">R800命令<text:tab/>3</text:a></text:p>
          <text:p text:style-name="P32"><text:a xlink:type="simple" xlink:href="#1%19%E7%96%91%E4%BC%BC%E5%91%BD%E4%BB%A4%19C%7Ctoxmark" text:style-name="Index_20_Link" text:visited-style-name="Index_20_Link">疑似命令<text:tab/>4</text:a></text:p>
          <text:p text:style-name="P33"><text:a xlink:type="simple" xlink:href="#1%19DEFB%E5%91%BD%E4%BB%A4%19C%7Ctoxmark" text:style-name="Index_20_Link" text:visited-style-name="Index_20_Link">DEFB命令<text:tab/>4</text:a></text:p>
          <text:p text:style-name="P33"><text:a xlink:type="simple" xlink:href="#1%19DEFW%E5%91%BD%E4%BB%A4%19C%7Ctoxmark" text:style-name="Index_20_Link" text:visited-style-name="Index_20_Link">DEFW命令<text:tab/>4</text:a></text:p>
          <text:p text:style-name="P33"><text:a xlink:type="simple" xlink:href="#1%19DEFD%E5%91%BD%E4%BB%A4%19C%7Ctoxmark" text:style-name="Index_20_Link" text:visited-style-name="Index_20_Link">DEFD命令<text:tab/>4</text:a></text:p>
          <text:p text:style-name="P33"><text:a xlink:type="simple" xlink:href="#1%19DEFS%E5%91%BD%E4%BB%A4%19C%7Ctoxmark" text:style-name="Index_20_Link" text:visited-style-name="Index_20_Link">DEFS命令<text:tab/>4</text:a></text:p>
          <text:p text:style-name="P33"><text:a xlink:type="simple" xlink:href="#1%19SPACE%E5%91%BD%E4%BB%A4%19C%7Ctoxmark" text:style-name="Index_20_Link" text:visited-style-name="Index_20_Link">SPACE命令<text:tab/>5</text:a></text:p>
          <text:p text:style-name="P33"><text:a xlink:type="simple" xlink:href="#1%19ALIGN%E5%91%BD%E4%BB%A4%19C%7Ctoxmark" text:style-name="Index_20_Link" text:visited-style-name="Index_20_Link">ALIGN命令<text:tab/>5</text:a></text:p>
          <text:p text:style-name="P33"><text:a xlink:type="simple" xlink:href="#1%19ORG%E5%91%BD%E4%BB%A4%19C%7Ctoxmark" text:style-name="Index_20_Link" text:visited-style-name="Index_20_Link">ORG命令<text:tab/>5</text:a></text:p>
          <text:p text:style-name="P33"><text:a xlink:type="simple" xlink:href="#1%19INCLUDE%E5%91%BD%E4%BB%A4%19C%7Ctoxmark" text:style-name="Index_20_Link" text:visited-style-name="Index_20_Link">INCLUDE命令<text:tab/>6</text:a></text:p>
          <text:p text:style-name="P33"><text:a xlink:type="simple" xlink:href="#1%19ADD_INCLUDE_PATH%E5%91%BD%E4%BB%A4%19C%7Ctoxmark" text:style-name="Index_20_Link" text:visited-style-name="Index_20_Link">ADD_INCLUDE_PATH命令<text:tab/>6</text:a></text:p>
          <text:p text:style-name="P33"><text:a xlink:type="simple" xlink:href="#1%19BINARY_LINK%E5%91%BD%E4%BB%A4%19C%7Ctoxmark" text:style-name="Index_20_Link" text:visited-style-name="Index_20_Link">BINARY_LINK命令<text:tab/>6</text:a></text:p>
          <text:p text:style-name="P33"><text:a xlink:type="simple" xlink:href="#1%19MACRO%E5%91%BD%E4%BB%A4%19C%7Ctoxmark" text:style-name="Index_20_Link" text:visited-style-name="Index_20_Link">MACRO命令<text:tab/>6</text:a></text:p>
          <text:p text:style-name="P33"><text:a xlink:type="simple" xlink:href="#1%19SCOPE%E5%91%BD%E4%BB%A4%19C%7Ctoxmark" text:style-name="Index_20_Link" text:visited-style-name="Index_20_Link">SCOPE命令<text:tab/>8</text:a></text:p>
          <text:p text:style-name="P33"><text:a xlink:type="simple" xlink:href="#1%19REPEAT%E5%91%BD%E4%BB%A4%19C%7Ctoxmark" text:style-name="Index_20_Link" text:visited-style-name="Index_20_Link">REPEAT命令<text:tab/>9</text:a></text:p>
          <text:p text:style-name="P33"><text:a xlink:type="simple" xlink:href="#1%19IF%E5%91%BD%E4%BB%A4%19C%7Ctoxmark" text:style-name="Index_20_Link" text:visited-style-name="Index_20_Link">IF命令<text:tab/>10</text:a></text:p>
          <text:p text:style-name="P33"><text:a xlink:type="simple" xlink:href="#1%19MESSAGE%E5%91%BD%E4%BB%A4%19C%7Ctoxmark" text:style-name="Index_20_Link" text:visited-style-name="Index_20_Link">MESSAGE命令<text:tab/>10</text:a></text:p>
          <text:p text:style-name="P33"><text:a xlink:type="simple" xlink:href="#1%19ERROR%E5%91%BD%E4%BB%A4%19C%7Ctoxmark" text:style-name="Index_20_Link" text:visited-style-name="Index_20_Link">ERROR命令<text:tab/>11</text:a></text:p>
          <text:p text:style-name="P33"><text:a xlink:type="simple" xlink:href="#1%19%E3%83%AD%E3%83%BC%E3%82%AB%E3%83%AB%E3%83%A9%E3%83%99%E3%83%AB%19C%7Ctoxmark" text:style-name="Index_20_Link" text:visited-style-name="Index_20_Link">ローカルラベル<text:tab/>11</text:a></text:p>
          <text:p text:style-name="P33"><text:a xlink:type="simple" xlink:href="#1%19%E3%82%B0%E3%83%AD%E3%83%BC%E3%83%90%E3%83%AB%E3%83%A9%E3%83%99%E3%83%AB%19C%7Ctoxmark" text:style-name="Index_20_Link" text:visited-style-name="Index_20_Link">グローバルラベル<text:tab/>11</text:a></text:p>
          <text:p text:style-name="P33"><text:a xlink:type="simple" xlink:href="#1%19%E3%83%AD%E3%83%BC%E3%82%AB%E3%83%AB%E3%83%A9%E3%83%99%E3%83%AB%E4%BB%A3%E5%85%A5%19C%7Ctoxmark" text:style-name="Index_20_Link" text:visited-style-name="Index_20_Link">ローカルラベル代入<text:tab/>12</text:a></text:p>
          <text:p text:style-name="P33"><text:a xlink:type="simple" xlink:href="#1%19%E3%82%B0%E3%83%AD%E3%83%BC%E3%83%90%E3%83%AB%E3%83%A9%E3%83%99%E3%83%AB%E4%BB%A3%E5%85%A5%19C%7Ctoxmark" text:style-name="Index_20_Link" text:visited-style-name="Index_20_Link">グローバルラベル代入<text:tab/>12</text:a></text:p>
          <text:p text:style-name="P32"><text:a xlink:type="simple" xlink:href="#1%19%E5%BC%8F%19C%7Ctoxmark" text:style-name="Index_20_Link" text:visited-style-name="Index_20_Link">式<text:tab/>12</text:a></text:p>
          <text:p text:style-name="P32"><text:a xlink:type="simple" xlink:href="#1%19%E6%96%87%E5%AD%97%E5%88%97%E5%BC%8F%19C%7Ctoxmark" text:style-name="Index_20_Link" text:visited-style-name="Index_20_Link">文字列式<text:tab/>13</text:a></text:p>
          <text:p text:style-name="P32"><text:a xlink:type="simple" xlink:href="#1%19%E3%82%A8%E3%83%A9%E3%83%BC%E3%83%A1%E3%83%83%E3%82%BB%E3%83%BC%E3%82%B8%19C%7Ctoxmark" text:style-name="Index_20_Link" text:visited-style-name="Index_20_Link">エラーメッセージ<text:tab/>14</text:a></text:p>
        </text:index-body>
      </text:table-of-content>
      <text:p text:style-name="Standard"/>
      <text:p text:style-name="Standard"/>
      <text:p text:style-name="P31"><text:toc-mark-start text:id="IMark1786055641496" text:outline-level="1"/>はじめに<text:toc-mark-end text:id="IMark1786055641496"/></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22"><text:bookmark text:name="2. インストール"/><text:toc-mark-start text:id="IMark1786055641400" text:outline-level="1"/>インストール<text:toc-mark-end text:id="IMark1786055641400"/></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22"><text:bookmark text:name="3. 実行"/><text:toc-mark-start text:id="IMark1786055641400" text:outline-level="1"/>実行<text:toc-mark-end text:id="IMark1786055641400"/></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P22"><text:bookmark text:name="4. ニーモニックの違い"/><text:toc-mark-start text:id="IMark1786055641400" text:outline-level="1"/>ニーモニックの違い<text:toc-mark-end text:id="IMark1786055641400"/></text:p>
      <text:p text:style-name="Standard">　ZMAでは、構文解析の都合等によりザイログニーモニックを一部改変しています。違いを下記の表にまとめる。</text:p>
      <text:p text:style-name="Standard"/>
      <text:p text:style-name="P3">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19">Zilog ニーモニック</text:p>
          </table:table-cell>
          <table:table-cell table:style-name="表1.B1" office:value-type="string">
            <text:p text:style-name="P19">ZMA</text:p>
          </table:table-cell>
          <table:table-cell table:style-name="表1.C1" office:value-type="string">
            <text:p text:style-name="P19">備考</text:p>
          </table:table-cell>
        </table:table-row>
        <table:table-row table:style-name="表1.2">
          <table:table-cell table:style-name="表1.A4" office:value-type="string">
            <text:p text:style-name="P19">LD A, (HL)</text:p>
            <text:p text:style-name="Standard"/>
          </table:table-cell>
          <table:table-cell table:style-name="表1.B4" office:value-type="string">
            <text:p text:style-name="P19">LD A, [HL]</text:p>
            <text:p text:style-name="Standard"/>
          </table:table-cell>
          <table:table-cell table:style-name="表1.C4" office:value-type="string">
            <text:p text:style-name="P19">アドレス参照は、数式の優先順位指定の() と区別するために [] を使う。</text:p>
          </table:table-cell>
        </table:table-row>
        <table:table-row table:style-name="表1.3">
          <table:table-cell table:style-name="表1.A4" office:value-type="string">
            <text:p text:style-name="P19">JP (HL)</text:p>
            <text:p text:style-name="Standard"/>
            <text:p text:style-name="Standard"/>
            <text:p text:style-name="Standard"/>
          </table:table-cell>
          <table:table-cell table:style-name="表1.B4" office:value-type="string">
            <text:p text:style-name="P19">JP HL</text:p>
            <text:p text:style-name="Standard"/>
            <text:p text:style-name="Standard"/>
            <text:p text:style-name="Standard"/>
          </table:table-cell>
          <table:table-cell table:style-name="表1.C4" office:value-type="string">
            <text:p text:style-name="P19">レジスタによる飛び先アドレス指定は () で囲まない。</text:p>
            <text:p text:style-name="P19">v1.0.16 から JP (HL) も受け付けるようになりました。</text:p>
          </table:table-cell>
        </table:table-row>
        <table:table-row table:style-name="表1.1">
          <table:table-cell table:style-name="表1.A4" office:value-type="string">
            <text:p text:style-name="P19">LD A, (IX+0)</text:p>
          </table:table-cell>
          <table:table-cell table:style-name="表1.B4" office:value-type="string">
            <text:p text:style-name="P19">LD A, [IX]</text:p>
          </table:table-cell>
          <table:table-cell table:style-name="表1.C4" office:value-type="string">
            <text:p text:style-name="P19">[IX+0] を [IX] と記述できる。IY も同様。</text:p>
          </table:table-cell>
        </table:table-row>
        <table:table-row table:style-name="表1.5">
          <table:table-cell table:style-name="表1.A5" office:value-type="string">
            <text:p text:style-name="P19">SUB B</text:p>
            <text:p text:style-name="Standard"/>
            <text:p text:style-name="Standard"/>
          </table:table-cell>
          <table:table-cell table:style-name="表1.B5" office:value-type="string">
            <text:p text:style-name="P19">SUB <text:s/>A, B</text:p>
            <text:p text:style-name="Standard"/>
            <text:p text:style-name="Standard"/>
          </table:table-cell>
          <table:table-cell table:style-name="表1.C5" office:value-type="string">
            <text:p text:style-name="P19">演算命令の記述で A を記述する。</text:p>
            <text:p text:style-name="P19">v1.0.16 から SUB B の記述も受け付けるようになりました。</text:p>
          </table:table-cell>
        </table:table-row>
      </table:table>
      <text:p text:style-name="P1"/>
      <text:p text:style-name="P1"/>
      <text:p text:style-name="Standard"/>
      <text:p text:style-name="P22"><text:bookmark text:name="5. 未定義命令"/><text:toc-mark-start text:id="IMark1786055641976" text:outline-level="1"/>未定義命令<text:toc-mark-end text:id="IMark1786055641976"/></text:p>
      <text:p text:style-name="Standard">　Z80の未定義命令にも対応している。IXH, IXL, IYH, IYL を利用可能である。</text:p>
      <text:p text:style-name="Standard"/>
      <text:p text:style-name="P22"><text:bookmark text:name="6. R800命令"/><text:toc-mark-start text:id="IMark1786055641400" text:outline-level="1"/>R800命令<text:toc-mark-end text:id="IMark1786055641400"/></text:p>
      <text:p text:style-name="Standard"><text:soft-page-break/>　R800の乗算命令に対応している。mulub, muluw を利用可能である。</text:p>
      <text:p text:style-name="Standard"/>
      <text:p text:style-name="P22"><text:bookmark text:name="7. 疑似命令"/><text:toc-mark-start text:id="IMark1786055642360" text:outline-level="1"/>疑似命令<text:toc-mark-end text:id="IMark1786055642360"/></text:p>
      <text:p text:style-name="Standard">　ZMAにはいくつかの疑似命令を利用可能になっている。本章では、各疑似命令について個別に説明する。</text:p>
      <text:p text:style-name="Standard"/>
      <text:p text:style-name="P23"><text:bookmark text:name="1.1. DEFB命令"/><text:toc-mark-start text:id="IMark1786055641400" text:outline-level="2"/>DEFB命令<text:toc-mark-end text:id="IMark1786055641400"/></text:p>
      <text:p text:style-name="P26">書式</text:p>
      <text:p text:style-name="P26"><text:tab/>DEFB <text:s/>式</text:p>
      <text:p text:style-name="P26"/>
      <text:p text:style-name="P27">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
      <text:p text:style-name="P23"><text:bookmark text:name="1.2. DEFW命令"/><text:toc-mark-start text:id="IMark1786055642360" text:outline-level="2"/>DEFW命令<text:toc-mark-end text:id="IMark1786055642360"/></text:p>
      <text:p text:style-name="P26">書式</text:p>
      <text:p text:style-name="P26"><text:tab/>DEFW <text:s/>式</text:p>
      <text:p text:style-name="Standard"/>
      <text:p text:style-name="P28"><text:bookmark text:name="1.2.2. 機能"/>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23"><text:bookmark text:name="1.3. DEFD命令"/><text:toc-mark-start text:id="IMark1786055641784" text:outline-level="2"/>DEFD命令<text:toc-mark-end text:id="IMark1786055641784"/></text:p>
      <text:p text:style-name="P26">書式</text:p>
      <text:p text:style-name="P26"><text:tab/>DEFD <text:s/>式</text:p>
      <text:p text:style-name="Standard"/>
      <text:p text:style-name="P28"><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23"><text:bookmark text:name="1.4. DEFS命令"/><text:toc-mark-start text:id="IMark1786055641400" text:outline-level="2"/>DEFS命令<text:toc-mark-end text:id="IMark1786055641400"/></text:p>
      <text:p text:style-name="P26">書式</text:p>
      <text:p text:style-name="P26"><text:tab/>DEFS <text:s/>文字列式</text:p>
      <text:p text:style-name="Standard"><text:soft-page-break/></text:p>
      <text:p text:style-name="P28"><text:bookmark text:name="1.4.2. 機能"/>機能</text:p>
      <text:p text:style-name="Standard">　文字列式の評価結果を配置する。他のアセンブラと異なり、領域確保ではない。スペースを取りたい場合は、SPACE疑似命令を使って下さい。</text:p>
      <text:p text:style-name="Standard"/>
      <text:p text:style-name="P23"><text:toc-mark-start text:id="IMark1786055641400" text:outline-level="2"/>SPACE命令<text:toc-mark-end text:id="IMark1786055641400"/></text:p>
      <text:p text:style-name="P26">書式</text:p>
      <text:p text:style-name="P26"><text:tab/>SPACE <text:s/>領域サイズ [, 初期値]</text:p>
      <text:p text:style-name="Standard"/>
      <text:p text:style-name="P28">機能</text:p>
      <text:p text:style-name="Standard">　領域サイズだけ、初期値(1Byte値)を詰める。</text:p>
      <text:p text:style-name="Standard"/>
      <text:p text:style-name="P23"><text:toc-mark-start text:id="IMark1786055641592" text:outline-level="2"/>ALIGN命令<text:toc-mark-end text:id="IMark1786055641592"/></text:p>
      <text:p text:style-name="P26">書式</text:p>
      <text:p text:style-name="P26"><text:tab/>ALIGN <text:s/>ブロックサイズ</text:p>
      <text:p text:style-name="Standard"/>
      <text:p text:style-name="P28">機能</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23"><text:bookmark text:name="1.5. ORG命令"/><text:toc-mark-start text:id="IMark1786055641880" text:outline-level="2"/>ORG命令<text:toc-mark-end text:id="IMark1786055641880"/></text:p>
      <text:p text:style-name="P26">書式</text:p>
      <text:p text:style-name="P26"><text:tab/>ORG <text:s/>式</text:p>
      <text:p text:style-name="Standard"/>
      <text:p text:style-name="P28"><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0">ORG</text:p>
          </table:table-cell>
          <table:table-cell table:style-name="表2.B1" office:value-type="string">
            <text:p text:style-name="P20">0</text:p>
          </table:table-cell>
        </table:table-row>
        <table:table-row table:style-name="表2.1">
          <table:table-cell table:style-name="表2.A2" office:value-type="string">
            <text:p text:style-name="P20">JR</text:p>
          </table:table-cell>
          <table:table-cell table:style-name="表2.B2" office:value-type="string">
            <text:p text:style-name="P20">0</text:p>
          </table:table-cell>
        </table:table-row>
        <table:table-row table:style-name="表2.1">
          <table:table-cell table:style-name="表2.A1" office:value-type="string">
            <text:p text:style-name="P20">ORG</text:p>
          </table:table-cell>
          <table:table-cell table:style-name="表2.B1" office:value-type="string">
            <text:p text:style-name="P20">50</text:p>
          </table:table-cell>
        </table:table-row>
        <table:table-row table:style-name="表2.1">
          <table:table-cell table:style-name="表2.A2" office:value-type="string">
            <text:p text:style-name="P20">JR</text:p>
          </table:table-cell>
          <table:table-cell table:style-name="表2.B2" office:value-type="string">
            <text:p text:style-name="P20">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text:soft-page-break/>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23"><text:bookmark text:name="1.6. INCLUDE命令"/><text:toc-mark-start text:id="IMark1786055642360" text:outline-level="2"/>INCLUDE命令<text:toc-mark-end text:id="IMark1786055642360"/></text:p>
      <text:p text:style-name="P26">書式</text:p>
      <text:p text:style-name="P26"><text:tab/>INCLUDE <text:s/>文字列式</text:p>
      <text:p text:style-name="Standard"/>
      <text:p text:style-name="P28"><text:bookmark text:name="1.6.2. 機能"/>機能</text:p>
      <text:p text:style-name="Standard">　文字列式の評価結果による文字列をファイル名と認識し、そのファイルを読み出して記述箇所に挿入する。</text:p>
      <text:p text:style-name="Standard"/>
      <text:p text:style-name="P23"><text:bookmark text:name="1.7. ADD_INCLUDE_PAT"/><text:toc-mark-start text:id="IMark1786055642072" text:outline-level="2"/>ADD_INCLUDE_PATH命令<text:toc-mark-end text:id="IMark1786055642072"/></text:p>
      <text:p text:style-name="P26">書式</text:p>
      <text:p text:style-name="P26"><text:tab/>ADD_INCLUDE_PATH <text:s/>文字列式</text:p>
      <text:p text:style-name="Standard"/>
      <text:p text:style-name="P28"><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23"><text:toc-mark-start text:id="IMark1786055641592" text:outline-level="2"/>BINARY_LINK命令<text:toc-mark-end text:id="IMark1786055641592"/></text:p>
      <text:p text:style-name="P26">書式</text:p>
      <text:p text:style-name="P26"><text:tab/>BINARY_LINK <text:s/>文字列式</text:p>
      <text:p text:style-name="Standard"/>
      <text:p text:style-name="P28">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23"><text:bookmark text:name="1.8. MACRO命令"/><text:toc-mark-start text:id="IMark1786055641592" text:outline-level="2"/>MACRO命令<text:toc-mark-end text:id="IMark1786055641592"/></text:p>
      <text:p text:style-name="P26"><text:soft-page-break/>書式</text:p>
      <text:p text:style-name="P26"><text:tab/>マクロ名 MACRO 引数リスト</text:p>
      <text:p text:style-name="P4">文</text:p>
      <text:p text:style-name="P5">ENDM</text:p>
      <text:p text:style-name="Standard"/>
      <text:p text:style-name="P28"><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6">LD <text:s text:c="3"/>D, H</text:p>
      <text:p text:style-name="Standard"><text:s text:c="7"/>LD <text:s text:c="3"/>E, L</text:p>
      <text:p text:style-name="P6">ENDM</text:p>
      <text:p text:style-name="P6"/>
      <text:p text:style-name="P7">　このような記述の後に HOGE と記述すると、LD D, H/LD E, L の2行に置き換えられる。</text:p>
      <text:p text:style-name="P7">　マクロには引数を持たせることができる。</text:p>
      <text:p text:style-name="P7"/>
      <text:p text:style-name="P7">MOGE <text:s/>MACRO <text:s/>n</text:p>
      <text:p text:style-name="P6">LD <text:s text:c="3"/>A, n</text:p>
      <text:p text:style-name="P6">ENDM</text:p>
      <text:p text:style-name="P6"/>
      <text:p text:style-name="P8">　n は引数であるが、MOGE 100 のように記述すると LD A, 100 と展開されるようになる。</text:p>
      <text:p text:style-name="P7">　当然 MOGE 10+20 のような式も記述可能であるが、単純置換になるため下記のような記述は注意が必要である。</text:p>
      <text:p text:style-name="P7"/>
      <text:p text:style-name="P7">FOO <text:s text:c="2"/>MACRO m</text:p>
      <text:p text:style-name="P6">LD <text:s text:c="4"/>A, 10*m</text:p>
      <text:p text:style-name="P6">ENDM</text:p>
      <text:p text:style-name="P6"/>
      <text:p text:style-name="P6">FOO <text:s/>1+2</text:p>
      <text:p text:style-name="P6"/>
      <text:p text:style-name="P7">　FOO 1+2 は、LD A 10*1+2 に展開されるため、最終的に LD A, 12 になる。下記のように記述するのが安全である。</text:p>
      <text:p text:style-name="P7"/>
      <text:p text:style-name="P7">FOO <text:s text:c="2"/>MACRO m</text:p>
      <text:p text:style-name="P6">LD <text:s text:c="4"/>A, 10*(m)</text:p>
      <text:p text:style-name="P6">ENDM</text:p>
      <text:p text:style-name="P6"/>
      <text:p text:style-name="P6">FOO <text:s/>1+2</text:p>
      <text:p text:style-name="P6"><text:soft-page-break/></text:p>
      <text:p text:style-name="P7">　引数を複数持たせることもできる。</text:p>
      <text:p text:style-name="P7"/>
      <text:p text:style-name="P7">BAR <text:s text:c="3"/>MACRO n, m</text:p>
      <text:p text:style-name="P9">LD <text:s text:c="3"/>A, n</text:p>
      <text:p text:style-name="P9">LD <text:s text:c="3"/>B, m</text:p>
      <text:p text:style-name="P9">ENDM</text:p>
      <text:p text:style-name="P7"/>
      <text:p text:style-name="P7">　引数の名前に @ をつけると、その引数は文字列に変換されるようになる。</text:p>
      <text:p text:style-name="P7"/>
      <text:p text:style-name="P7">LDM <text:s text:c="3"/>MACRO <text:s/>@D, @S</text:p>
      <text:p text:style-name="P9">IF D == “BC”</text:p>
      <text:p text:style-name="P10">IF S == “DE”</text:p>
      <text:p text:style-name="P11">LD <text:s/>B, D</text:p>
      <text:p text:style-name="P11">LD <text:s/>C, E</text:p>
      <text:p text:style-name="P12">ELSEIF S == “HL”</text:p>
      <text:p text:style-name="P13">LD <text:s/>B, H</text:p>
      <text:p text:style-name="P13">LD <text:s/>C, L</text:p>
      <text:p text:style-name="P12">ELSE</text:p>
      <text:p text:style-name="P13">ERROR “LDM macro isn't support the source ”+S+“.”</text:p>
      <text:p text:style-name="P12">ENDIF</text:p>
      <text:p text:style-name="P14">ENDIF</text:p>
      <text:p text:style-name="P14">ENDM</text:p>
      <text:p text:style-name="P7"/>
      <text:p text:style-name="P9">LDM <text:s/>BC, DE</text:p>
      <text:p text:style-name="P9">LDM <text:s/>BC, HL</text:p>
      <text:p text:style-name="P7"/>
      <text:p text:style-name="P7">　このように、あたかもそのような命令があるかのような記述が可能となる。</text:p>
      <text:p text:style-name="P7">　文字列に変換する際、小文字は大文字に変換される。単語間は半角スペース1つで区切られる。例えば、a+B <text:s text:c="2"/>+ 3 と書かれていても、“A + B + 3”のように変換される。＋の前後に半角スペースが1つ入る。</text:p>
      <text:p text:style-name="P7">　マクロ名として、実際に存在する命令と同じ名前をつけると、その命令が使えなくなるので注意すること。</text:p>
      <text:p text:style-name="P7">　MACRO～ENDM, REPEAT～ENDR, IF～ENDIFの中でマクロを宣言することはできない。</text:p>
      <text:p text:style-name="P7"/>
      <text:p text:style-name="P23"><text:bookmark text:name="1.9. SCOPE命令"/><text:toc-mark-start text:id="IMark1786055641400" text:outline-level="2"/>SCOPE命令<text:toc-mark-end text:id="IMark1786055641400"/></text:p>
      <text:p text:style-name="P26">書式</text:p>
      <text:p text:style-name="P26"><text:tab/>SCOPE <text:s/>スコープ名</text:p>
      <text:p text:style-name="P15">文</text:p>
      <text:p text:style-name="P16">ENDSCOPE</text:p>
      <text:p text:style-name="Standard"><text:soft-page-break/></text:p>
      <text:p text:style-name="P28"><text:bookmark text:name="1.9.2. 機能"/>機能</text:p>
      <text:p text:style-name="P7">　SCOPE から ENDSCOPE までの間を、スコープ名で示したスコープに指定する。</text:p>
      <text:p text:style-name="P7">　この中で宣言されたローカルラベルは、この中でのみ有効となる。</text:p>
      <text:p text:style-name="P7">　ネストも可能である。</text:p>
      <text:p text:style-name="P7"/>
      <text:p text:style-name="P23"><text:bookmark text:name="1.10. REPEAT命令"/><text:toc-mark-start text:id="IMark1786055641496" text:outline-level="2"/>REPEAT命令<text:toc-mark-end text:id="IMark1786055641496"/></text:p>
      <text:p text:style-name="P26">書式</text:p>
      <text:p text:style-name="P26"><text:tab/>REPEAT <text:s/>ループ変数名, 式</text:p>
      <text:p text:style-name="P15">文</text:p>
      <text:p text:style-name="P16">ENDR</text:p>
      <text:p text:style-name="Standard"/>
      <text:p text:style-name="P28"><text:bookmark text:name="1.10.2. 機能"/>機能</text:p>
      <text:p text:style-name="P7">　式の評価結果で示される回数だけ、文を繰り返し出力する。</text:p>
      <text:p text:style-name="P7">　その際、ループ変数は 0 から順に1ずつインクリメントされ、式-1 まで変化する。</text:p>
      <text:p text:style-name="P7">　文の中の式でループ変数を利用することも可能である。</text:p>
      <text:p text:style-name="P7"/>
      <text:p text:style-name="P7">　REPEAT <text:s/>I, 2</text:p>
      <text:p text:style-name="P17">REPEAT <text:s/>J, 3</text:p>
      <text:p text:style-name="P18">DEFB <text:s/>I*5 + J</text:p>
      <text:p text:style-name="P7"><text:s text:c="6"/>ENDR</text:p>
      <text:p text:style-name="P7"><text:s text:c="2"/>ENDR</text:p>
      <text:p text:style-name="P7"/>
      <text:p text:style-name="P7"><text:s text:c="2"/>これにより、 0, 1, 2, 5, 6, 7 の 6byte が生成される。</text:p>
      <text:p text:style-name="P7">　ループ内は、専用のスコープを形成するが、式はそのスコープの外側の扱いである。</text:p>
      <text:p text:style-name="P7">　ネストも可能である。</text:p>
      <text:p text:style-name="P7"/>
      <text:p text:style-name="P7">　REPEAT <text:s/>I, 3</text:p>
      <text:p text:style-name="P17">REPEAT <text:s/>I, I+1</text:p>
      <text:p text:style-name="P18">DEFB <text:s/>I</text:p>
      <text:p text:style-name="P7"><text:s text:c="6"/>ENDR</text:p>
      <text:p text:style-name="P7"><text:s text:c="2"/>ENDR</text:p>
      <text:p text:style-name="P7"/>
      <text:p text:style-name="P7">　これにより、0, 0, 1, 0, 1, 2　の 6byte が生成される。</text:p>
      <text:p text:style-name="P7">　内側の REPEAT の式である I+1 に登場する I は、外側の REPEAT のループ変数である。</text:p>
      <text:p text:style-name="P7">　DEFB I の I は、内側の REPEAT のループ変数である。</text:p>
      <text:p text:style-name="P7">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7"/>
      <text:p text:style-name="P23"><text:bookmark text:name="1.11. IF命令"/><text:soft-page-break/><text:toc-mark-start text:id="IMark1786055641400" text:outline-level="2"/>IF命令<text:toc-mark-end text:id="IMark1786055641400"/></text:p>
      <text:p text:style-name="P26">書式</text:p>
      <text:p text:style-name="P26"><text:tab/>IF <text:s/>式</text:p>
      <text:p text:style-name="P15">文</text:p>
      <text:p text:style-name="P16">ENDIF</text:p>
      <text:p text:style-name="Standard"/>
      <text:p text:style-name="Standard"><text:tab/>IF <text:s/>式1</text:p>
      <text:p text:style-name="P15">文1</text:p>
      <text:p text:style-name="P5">ELSEIF <text:s/>式2</text:p>
      <text:p text:style-name="P15">文2</text:p>
      <text:p text:style-name="P16">ENDIF</text:p>
      <text:p text:style-name="Standard"/>
      <text:p text:style-name="Standard"><text:tab/>IF <text:s/>式</text:p>
      <text:p text:style-name="P15">文1</text:p>
      <text:p text:style-name="P5">ELSE</text:p>
      <text:p text:style-name="P15">文2</text:p>
      <text:p text:style-name="P16">ENDIF</text:p>
      <text:p text:style-name="Standard"/>
      <text:p text:style-name="Standard"/>
      <text:p text:style-name="P28"><text:bookmark text:name="1.11.2. 機能"/>機能</text:p>
      <text:p text:style-name="P7">　式の評価結果が 0以外の場合に文を展開する。</text:p>
      <text:p text:style-name="P7">　主に MACRO の中で、引数の値に応じて生成されるコードを変更したい場合に利用する命令であるが、MACROの外でも利用可能である。</text:p>
      <text:p text:style-name="P7">　ELSEIFを含む記法では、式1が 0以外の場合に文1 を展開し、式1が0でかつ式2が0以外の場合に文2を展開する。</text:p>
      <text:p text:style-name="P7">　ELSEを含む記法では、式が 0以外の場合に文1を、0の場合に文2を展開する。</text:p>
      <text:p text:style-name="P7">　ELSEIFは複数使うことができ、ELSEをELSEIFと組み合わせることもできる。</text:p>
      <text:p text:style-name="P7"/>
      <text:p text:style-name="P7">IF <text:s/>l1 == 100</text:p>
      <text:p text:style-name="P7"><text:s text:c="2"/>ld a, 100</text:p>
      <text:p text:style-name="P7">elseif <text:s/>l1 == 200</text:p>
      <text:p text:style-name="P7"><text:s text:c="2"/>ld a, 100</text:p>
      <text:p text:style-name="P7"><text:s text:c="2"/>ld b, 2</text:p>
      <text:p text:style-name="P7">elseif <text:s/>l1 == 300</text:p>
      <text:p text:style-name="P7"><text:s text:c="2"/>ld a, 100</text:p>
      <text:p text:style-name="P7"><text:s text:c="2"/>ld b, 3</text:p>
      <text:p text:style-name="P7">else</text:p>
      <text:p text:style-name="P7"><text:s text:c="2"/>ld b, 2</text:p>
      <text:p text:style-name="P7">endif</text:p>
      <text:p text:style-name="P23"><text:bookmark text:name="1.12. MESSAGE命令"/><text:toc-mark-start text:id="IMark1786055641400" text:outline-level="2"/>MESSAGE命令<text:toc-mark-end text:id="IMark1786055641400"/></text:p>
      <text:p text:style-name="P26"><text:soft-page-break/>書式</text:p>
      <text:p text:style-name="P26"><text:s text:c="2"/>MESSAGE <text:s/>文字列式</text:p>
      <text:p text:style-name="Standard"/>
      <text:p text:style-name="P28"><text:bookmark text:name="1.12.2. 機能"/>機能</text:p>
      <text:p text:style-name="P7">　ログに文字列式の評価結果を出力する。</text:p>
      <text:p text:style-name="P7"/>
      <text:p text:style-name="P23"><text:bookmark text:name="1.13. ERROR命令"/><text:toc-mark-start text:id="IMark1786055641784" text:outline-level="2"/>ERROR命令<text:toc-mark-end text:id="IMark1786055641784"/></text:p>
      <text:p text:style-name="P26">書式</text:p>
      <text:p text:style-name="P26"><text:s text:c="2"/>ERROR <text:s/>文字列式</text:p>
      <text:p text:style-name="Standard"/>
      <text:p text:style-name="P28"><text:bookmark text:name="1.13.2. 機能"/>機能</text:p>
      <text:p text:style-name="P7">　ログに文字列式の評価結果を出力し、エラーが発生したことにする。</text:p>
      <text:p text:style-name="P7"/>
      <text:p text:style-name="P23"><text:bookmark text:name="1.14. ローカルラベル"/><text:toc-mark-start text:id="IMark1786055641400" text:outline-level="2"/>ローカルラベル<text:toc-mark-end text:id="IMark1786055641400"/></text:p>
      <text:p text:style-name="P26">書式</text:p>
      <text:p text:style-name="P26"><text:s text:c="2"/>ラベル名:</text:p>
      <text:p text:style-name="Standard"/>
      <text:p text:style-name="P28"><text:bookmark text:name="1.14.2. 機能"/>機能</text:p>
      <text:p text:style-name="P7">　ラベル名に、記述位置のコードアドレスを紐つける。</text:p>
      <text:p text:style-name="P7">　ラベル記述位置のスコープに影響される。</text:p>
      <text:p text:style-name="P7">　スコープ内の場合、そのスコープ内からしか参照できない。</text:p>
      <text:p text:style-name="P7">　また、別のスコープの中に同じ名前のラベルがあっても問題ない。</text:p>
      <text:p text:style-name="P7"/>
      <text:p text:style-name="P6">ORG <text:s text:c="2"/>100</text:p>
      <text:p text:style-name="P7">LABEL1:</text:p>
      <text:p text:style-name="P6">SCOPE <text:s/>HOGE</text:p>
      <text:p text:style-name="P6">ORG <text:s text:c="2"/>200</text:p>
      <text:p text:style-name="P7">LABEL1:</text:p>
      <text:p text:style-name="P6">MESSAGE <text:s/>“LABEL1 = ” + LABEL1</text:p>
      <text:p text:style-name="P6">ENDSCOPE</text:p>
      <text:p text:style-name="P6">MESSAGE <text:s/>“LABEL1 = ” + LABEL1</text:p>
      <text:p text:style-name="P6"/>
      <text:p text:style-name="Standard">　これをアセンブルすると、下記のようなメッセージが表示される</text:p>
      <text:p text:style-name="Standard"/>
      <text:p text:style-name="Standard">LABEL1 = 200</text:p>
      <text:p text:style-name="Standard">LABEL1 = 100</text:p>
      <text:p text:style-name="Standard"/>
      <text:p text:style-name="P23"><text:bookmark text:name="1.15. グローバルラベル"/><text:toc-mark-start text:id="IMark1786055641400" text:outline-level="2"/>グローバルラベル<text:toc-mark-end text:id="IMark1786055641400"/></text:p>
      <text:p text:style-name="P26">書式</text:p>
      <text:p text:style-name="P26"><text:soft-page-break/><text:s text:c="2"/>ラベル名::</text:p>
      <text:p text:style-name="Standard"/>
      <text:p text:style-name="P28"><text:bookmark text:name="1.15.2. 機能"/>機能</text:p>
      <text:p text:style-name="P7">　ラベル名に、記述位置のコードアドレスを紐つける。</text:p>
      <text:p text:style-name="P7">　スコープには影響されず、コード上のどこからでも参照可能である。</text:p>
      <text:p text:style-name="P7">　サブスコープ内に同名のローカルラベルが存在する場合、ローカルラベルが優先される。</text:p>
      <text:p text:style-name="Standard"/>
      <text:p text:style-name="P6">ORG <text:s text:c="2"/>100</text:p>
      <text:p text:style-name="P7">LABEL1::</text:p>
      <text:p text:style-name="P6">MESSAGE <text:s/>“LABEL1 = ” + LABEL1</text:p>
      <text:p text:style-name="P6"/>
      <text:p text:style-name="Standard">　これをアセンブルすると、下記のようなメッセージが表示される</text:p>
      <text:p text:style-name="Standard"/>
      <text:p text:style-name="P23"><text:toc-mark-start text:id="IMark1786055641400" text:outline-level="2"/>ローカルラベル代入<text:toc-mark-end text:id="IMark1786055641400"/></text:p>
      <text:p text:style-name="P26">書式</text:p>
      <text:p text:style-name="P26"><text:s text:c="2"/>ラベル名 = 式</text:p>
      <text:p text:style-name="Standard"/>
      <text:p text:style-name="P28">機能</text:p>
      <text:p text:style-name="P7">　ラベル名に、式の評価結果を紐つける。</text:p>
      <text:p text:style-name="P7">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23"><text:toc-mark-start text:id="IMark1786055641400" text:outline-level="2"/>グローバルラベル代入<text:toc-mark-end text:id="IMark1786055641400"/></text:p>
      <text:p text:style-name="P26">書式</text:p>
      <text:p text:style-name="P26"><text:s text:c="2"/>ラベル名 := 式</text:p>
      <text:p text:style-name="P27">機能</text:p>
      <text:p text:style-name="Standard">　使い方はローカルラベル代入と同様である。</text:p>
      <text:p text:style-name="Standard">　スコープ内で使用しても、グローバルなラベルに対する紐つけになる点のみ異なる。</text:p>
      <text:p text:style-name="Standard"/>
      <text:p text:style-name="P22"><text:toc-mark-start text:id="IMark1786055641400" text:outline-level="1"/>式<text:toc-mark-end text:id="IMark1786055641400"/></text:p>
      <text:p text:style-name="Standard">　ZMAでは、様々な場所に式を記述できる。</text:p>
      <text:p text:style-name="Standard">　下記の演算子を利用できる。</text:p>
      <text:p text:style-name="Standard"/>
      <text:p text:style-name="P3">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1">優先順位</text:p>
          </table:table-cell>
          <table:table-cell table:style-name="表3.B1" office:value-type="string">
            <text:p text:style-name="P21">演算子</text:p>
          </table:table-cell>
          <table:table-cell table:style-name="表3.B1" office:value-type="string">
            <text:p text:style-name="P20">名前</text:p>
            <text:p text:style-name="Standard"/>
          </table:table-cell>
          <table:table-cell table:style-name="表3.D1" office:value-type="string">
            <text:p text:style-name="P20">意味</text:p>
            <text:p text:style-name="Standard"/>
          </table:table-cell>
        </table:table-row>
        <text:soft-page-break/>
        <table:table-row table:style-name="表3.2">
          <table:table-cell table:style-name="表3.A23" office:value-type="string">
            <text:p text:style-name="P21">1</text:p>
          </table:table-cell>
          <table:table-cell table:style-name="表3.B23" office:value-type="string">
            <text:p text:style-name="P21">+</text:p>
          </table:table-cell>
          <table:table-cell table:style-name="表3.C23" office:value-type="string">
            <text:p text:style-name="P20">正値</text:p>
          </table:table-cell>
          <table:table-cell table:style-name="表3.D23" office:value-type="string">
            <text:p text:style-name="P20">なにもしない。</text:p>
          </table:table-cell>
        </table:table-row>
        <table:table-row table:style-name="表3.2">
          <table:table-cell table:style-name="表3.A23" office:value-type="string">
            <text:p text:style-name="P21">1</text:p>
          </table:table-cell>
          <table:table-cell table:style-name="表3.B23" office:value-type="string">
            <text:p text:style-name="P21">-</text:p>
          </table:table-cell>
          <table:table-cell table:style-name="表3.C23" office:value-type="string">
            <text:p text:style-name="P20">負値</text:p>
          </table:table-cell>
          <table:table-cell table:style-name="表3.D23" office:value-type="string">
            <text:p text:style-name="P20">符号を反転する。</text:p>
          </table:table-cell>
        </table:table-row>
        <table:table-row table:style-name="表3.2">
          <table:table-cell table:style-name="表3.A23" office:value-type="string">
            <text:p text:style-name="P21">1</text:p>
          </table:table-cell>
          <table:table-cell table:style-name="表3.B23" office:value-type="string">
            <text:p text:style-name="P21">!</text:p>
          </table:table-cell>
          <table:table-cell table:style-name="表3.C23" office:value-type="string">
            <text:p text:style-name="P20">否定</text:p>
          </table:table-cell>
          <table:table-cell table:style-name="表3.D23" office:value-type="string">
            <text:p text:style-name="P20">0は 1に。0以外は 0 になる。</text:p>
          </table:table-cell>
        </table:table-row>
        <table:table-row table:style-name="表3.2">
          <table:table-cell table:style-name="表3.A23" office:value-type="string">
            <text:p text:style-name="P21">1</text:p>
          </table:table-cell>
          <table:table-cell table:style-name="表3.B23" office:value-type="string">
            <text:p text:style-name="P21">~</text:p>
          </table:table-cell>
          <table:table-cell table:style-name="表3.C23" office:value-type="string">
            <text:p text:style-name="P20">ビット反転</text:p>
          </table:table-cell>
          <table:table-cell table:style-name="表3.D23" office:value-type="string">
            <text:p text:style-name="P20">ビットごとに 0は1に、1は0になる。</text:p>
          </table:table-cell>
        </table:table-row>
        <table:table-row table:style-name="表3.2">
          <table:table-cell table:style-name="表3.A23" office:value-type="string">
            <text:p text:style-name="P21">1</text:p>
          </table:table-cell>
          <table:table-cell table:style-name="表3.B23" office:value-type="string">
            <text:p text:style-name="P21">( )</text:p>
          </table:table-cell>
          <table:table-cell table:style-name="表3.C23" office:value-type="string">
            <text:p text:style-name="P20">優先記述子</text:p>
          </table:table-cell>
          <table:table-cell table:style-name="表3.D23" office:value-type="string">
            <text:p text:style-name="P20">()の内側を先に演算する。</text:p>
          </table:table-cell>
        </table:table-row>
        <table:table-row table:style-name="表3.2">
          <table:table-cell table:style-name="表3.A23" office:value-type="string">
            <text:p text:style-name="P21">2</text:p>
          </table:table-cell>
          <table:table-cell table:style-name="表3.B23" office:value-type="string">
            <text:p text:style-name="P21">*</text:p>
          </table:table-cell>
          <table:table-cell table:style-name="表3.C23" office:value-type="string">
            <text:p text:style-name="P20">乗算</text:p>
          </table:table-cell>
          <table:table-cell table:style-name="表3.D23" office:value-type="string">
            <text:p text:style-name="P20">掛ける</text:p>
          </table:table-cell>
        </table:table-row>
        <table:table-row table:style-name="表3.2">
          <table:table-cell table:style-name="表3.A23" office:value-type="string">
            <text:p text:style-name="P21">2</text:p>
          </table:table-cell>
          <table:table-cell table:style-name="表3.B23" office:value-type="string">
            <text:p text:style-name="P21">/</text:p>
          </table:table-cell>
          <table:table-cell table:style-name="表3.C23" office:value-type="string">
            <text:p text:style-name="P20">除算</text:p>
          </table:table-cell>
          <table:table-cell table:style-name="表3.D23" office:value-type="string">
            <text:p text:style-name="P20">割る</text:p>
          </table:table-cell>
        </table:table-row>
        <table:table-row table:style-name="表3.2">
          <table:table-cell table:style-name="表3.A23" office:value-type="string">
            <text:p text:style-name="P21">2</text:p>
          </table:table-cell>
          <table:table-cell table:style-name="表3.B23" office:value-type="string">
            <text:p text:style-name="P21">%</text:p>
          </table:table-cell>
          <table:table-cell table:style-name="表3.C23" office:value-type="string">
            <text:p text:style-name="P20">剰余</text:p>
          </table:table-cell>
          <table:table-cell table:style-name="表3.D23" office:value-type="string">
            <text:p text:style-name="P20">割ったあまり</text:p>
          </table:table-cell>
        </table:table-row>
        <table:table-row table:style-name="表3.2">
          <table:table-cell table:style-name="表3.A23" office:value-type="string">
            <text:p text:style-name="P21">3</text:p>
          </table:table-cell>
          <table:table-cell table:style-name="表3.B23" office:value-type="string">
            <text:p text:style-name="P21">+</text:p>
          </table:table-cell>
          <table:table-cell table:style-name="表3.C23" office:value-type="string">
            <text:p text:style-name="P20">加算</text:p>
          </table:table-cell>
          <table:table-cell table:style-name="表3.D23" office:value-type="string">
            <text:p text:style-name="P20">足す</text:p>
          </table:table-cell>
        </table:table-row>
        <table:table-row table:style-name="表3.2">
          <table:table-cell table:style-name="表3.A23" office:value-type="string">
            <text:p text:style-name="P21">3</text:p>
          </table:table-cell>
          <table:table-cell table:style-name="表3.B23" office:value-type="string">
            <text:p text:style-name="P21">-</text:p>
          </table:table-cell>
          <table:table-cell table:style-name="表3.C23" office:value-type="string">
            <text:p text:style-name="P20">減算</text:p>
          </table:table-cell>
          <table:table-cell table:style-name="表3.D23" office:value-type="string">
            <text:p text:style-name="P20">引く</text:p>
          </table:table-cell>
        </table:table-row>
        <table:table-row table:style-name="表3.2">
          <table:table-cell table:style-name="表3.A23" office:value-type="string">
            <text:p text:style-name="P21">4</text:p>
          </table:table-cell>
          <table:table-cell table:style-name="表3.B23" office:value-type="string">
            <text:p text:style-name="P21">&lt;&lt;</text:p>
          </table:table-cell>
          <table:table-cell table:style-name="表3.C23" office:value-type="string">
            <text:p text:style-name="P20">左ビットシフト</text:p>
          </table:table-cell>
          <table:table-cell table:style-name="表3.D23" office:value-type="string">
            <text:p text:style-name="P20">左ビットシフト</text:p>
          </table:table-cell>
        </table:table-row>
        <table:table-row table:style-name="表3.2">
          <table:table-cell table:style-name="表3.A23" office:value-type="string">
            <text:p text:style-name="P21">4</text:p>
          </table:table-cell>
          <table:table-cell table:style-name="表3.B23" office:value-type="string">
            <text:p text:style-name="P21">&gt;&gt;</text:p>
          </table:table-cell>
          <table:table-cell table:style-name="表3.C23" office:value-type="string">
            <text:p text:style-name="P20">右ビットシフト</text:p>
          </table:table-cell>
          <table:table-cell table:style-name="表3.D23" office:value-type="string">
            <text:p text:style-name="P20">符号付き右ビットシフト</text:p>
          </table:table-cell>
        </table:table-row>
        <table:table-row table:style-name="表3.2">
          <table:table-cell table:style-name="表3.A23" office:value-type="string">
            <text:p text:style-name="P21">5</text:p>
          </table:table-cell>
          <table:table-cell table:style-name="表3.B23" office:value-type="string">
            <text:p text:style-name="P21">&lt;</text:p>
          </table:table-cell>
          <table:table-cell table:style-name="表3.C23" office:value-type="string">
            <text:p text:style-name="P20">小なり</text:p>
          </table:table-cell>
          <table:table-cell table:style-name="表3.D23" office:value-type="string">
            <text:p text:style-name="P20">左項が小さければ1, 小さくなければ0</text:p>
          </table:table-cell>
        </table:table-row>
        <table:table-row table:style-name="表3.2">
          <table:table-cell table:style-name="表3.A23" office:value-type="string">
            <text:p text:style-name="P21">5</text:p>
          </table:table-cell>
          <table:table-cell table:style-name="表3.B23" office:value-type="string">
            <text:p text:style-name="P21">&gt;</text:p>
          </table:table-cell>
          <table:table-cell table:style-name="表3.C23" office:value-type="string">
            <text:p text:style-name="P20">大なり</text:p>
          </table:table-cell>
          <table:table-cell table:style-name="表3.D23" office:value-type="string">
            <text:p text:style-name="P20">左項が大きければ1, 大きくなければ0</text:p>
          </table:table-cell>
        </table:table-row>
        <table:table-row table:style-name="表3.2">
          <table:table-cell table:style-name="表3.A23" office:value-type="string">
            <text:p text:style-name="P21">5</text:p>
          </table:table-cell>
          <table:table-cell table:style-name="表3.B23" office:value-type="string">
            <text:p text:style-name="P21">&lt;=</text:p>
          </table:table-cell>
          <table:table-cell table:style-name="表3.C23" office:value-type="string">
            <text:p text:style-name="P20">小なりまたは一致</text:p>
          </table:table-cell>
          <table:table-cell table:style-name="表3.D23" office:value-type="string">
            <text:p text:style-name="P20">左項が小さいか一致していれば1, 大きければ0</text:p>
          </table:table-cell>
        </table:table-row>
        <table:table-row table:style-name="表3.2">
          <table:table-cell table:style-name="表3.A23" office:value-type="string">
            <text:p text:style-name="P21">5</text:p>
          </table:table-cell>
          <table:table-cell table:style-name="表3.B23" office:value-type="string">
            <text:p text:style-name="P21">&gt;=</text:p>
          </table:table-cell>
          <table:table-cell table:style-name="表3.C23" office:value-type="string">
            <text:p text:style-name="P20">大なりまたは一致</text:p>
          </table:table-cell>
          <table:table-cell table:style-name="表3.D23" office:value-type="string">
            <text:p text:style-name="P20">左項が大きいか一致していれば1, 小さければ0</text:p>
          </table:table-cell>
        </table:table-row>
        <table:table-row table:style-name="表3.2">
          <table:table-cell table:style-name="表3.A23" office:value-type="string">
            <text:p text:style-name="P21">6</text:p>
          </table:table-cell>
          <table:table-cell table:style-name="表3.B23" office:value-type="string">
            <text:p text:style-name="P21">==</text:p>
          </table:table-cell>
          <table:table-cell table:style-name="表3.C23" office:value-type="string">
            <text:p text:style-name="P20">一致</text:p>
          </table:table-cell>
          <table:table-cell table:style-name="表3.D23" office:value-type="string">
            <text:p text:style-name="P20">一致していれば1, 不一致なら0</text:p>
          </table:table-cell>
        </table:table-row>
        <table:table-row table:style-name="表3.2">
          <table:table-cell table:style-name="表3.A23" office:value-type="string">
            <text:p text:style-name="P21">6</text:p>
          </table:table-cell>
          <table:table-cell table:style-name="表3.B23" office:value-type="string">
            <text:p text:style-name="P21">!=</text:p>
          </table:table-cell>
          <table:table-cell table:style-name="表3.C23" office:value-type="string">
            <text:p text:style-name="P20">不一致</text:p>
          </table:table-cell>
          <table:table-cell table:style-name="表3.D23" office:value-type="string">
            <text:p text:style-name="P20">不一致していれば1, 一致なら0</text:p>
          </table:table-cell>
        </table:table-row>
        <table:table-row table:style-name="表3.2">
          <table:table-cell table:style-name="表3.A23" office:value-type="string">
            <text:p text:style-name="P21">7</text:p>
          </table:table-cell>
          <table:table-cell table:style-name="表3.B23" office:value-type="string">
            <text:p text:style-name="P21">&amp;</text:p>
          </table:table-cell>
          <table:table-cell table:style-name="表3.C23" office:value-type="string">
            <text:p text:style-name="P20">ビットごとの論理積</text:p>
          </table:table-cell>
          <table:table-cell table:style-name="表3.D23" office:value-type="string">
            <text:p text:style-name="P20">ビットごとの論理積</text:p>
          </table:table-cell>
        </table:table-row>
        <table:table-row table:style-name="表3.1">
          <table:table-cell table:style-name="表3.A23" office:value-type="string">
            <text:p text:style-name="P21">8</text:p>
            <text:p text:style-name="Standard"/>
          </table:table-cell>
          <table:table-cell table:style-name="表3.B23" office:value-type="string">
            <text:p text:style-name="P21">^</text:p>
            <text:p text:style-name="Standard"/>
          </table:table-cell>
          <table:table-cell table:style-name="表3.C23" office:value-type="string">
            <text:p text:style-name="P20">ビットごとの排他的論理和</text:p>
          </table:table-cell>
          <table:table-cell table:style-name="表3.D23" office:value-type="string">
            <text:p text:style-name="P20">ビットごとの排他的論理和</text:p>
            <text:p text:style-name="Standard"/>
          </table:table-cell>
        </table:table-row>
        <table:table-row table:style-name="表3.2">
          <table:table-cell table:style-name="表3.A23" office:value-type="string">
            <text:p text:style-name="P21">9</text:p>
          </table:table-cell>
          <table:table-cell table:style-name="表3.B23" office:value-type="string">
            <text:p text:style-name="P21">|</text:p>
          </table:table-cell>
          <table:table-cell table:style-name="表3.C23" office:value-type="string">
            <text:p text:style-name="P20">ビットごとの論理和</text:p>
          </table:table-cell>
          <table:table-cell table:style-name="表3.D23" office:value-type="string">
            <text:p text:style-name="P20">ビットごとの論理和</text:p>
          </table:table-cell>
        </table:table-row>
        <table:table-row table:style-name="表3.1">
          <table:table-cell table:style-name="表3.A23" office:value-type="string">
            <text:p text:style-name="P21">10</text:p>
            <text:p text:style-name="Standard"/>
          </table:table-cell>
          <table:table-cell table:style-name="表3.B23" office:value-type="string">
            <text:p text:style-name="P21">&amp;&amp;</text:p>
            <text:p text:style-name="Standard"/>
          </table:table-cell>
          <table:table-cell table:style-name="表3.C23" office:value-type="string">
            <text:p text:style-name="P20">論理積</text:p>
            <text:p text:style-name="Standard"/>
          </table:table-cell>
          <table:table-cell table:style-name="表3.D23" office:value-type="string">
            <text:p text:style-name="P20">左右の項が両方とも 0以外 なら 1, 一方でも 0 なら 0</text:p>
          </table:table-cell>
        </table:table-row>
        <table:table-row table:style-name="表3.1">
          <table:table-cell table:style-name="表3.A24" office:value-type="string">
            <text:p text:style-name="P21">11</text:p>
            <text:p text:style-name="Standard"/>
          </table:table-cell>
          <table:table-cell table:style-name="表3.B24" office:value-type="string">
            <text:p text:style-name="P21">||</text:p>
            <text:p text:style-name="Standard"/>
          </table:table-cell>
          <table:table-cell table:style-name="表3.C24" office:value-type="string">
            <text:p text:style-name="P20">論理和</text:p>
            <text:p text:style-name="Standard"/>
          </table:table-cell>
          <table:table-cell table:style-name="表3.D24" office:value-type="string">
            <text:p text:style-name="P20">左右の項が一方でも 0以外なら 1, 両方 0 なら 0</text:p>
          </table:table-cell>
        </table:table-row>
      </table:table>
      <text:p text:style-name="Standard"/>
      <text:p text:style-name="Standard">　式の中では、下記の定数を利用できる。</text:p>
      <text:p text:style-name="Standard"/>
      <text:p text:style-name="P1">利用可能な定数一覧</text:p>
      <text:p text:style-name="Standard"/>
      <table:table table:name="表4" table:style-name="表4">
        <table:table-column table:style-name="表4.A"/>
        <table:table-column table:style-name="表4.B"/>
        <table:table-row table:style-name="表4.1">
          <table:table-cell table:style-name="表4.A1" office:value-type="string">
            <text:p text:style-name="P20">定数</text:p>
          </table:table-cell>
          <table:table-cell table:style-name="表4.B1" office:value-type="string">
            <text:p text:style-name="P20">意味</text:p>
          </table:table-cell>
        </table:table-row>
        <table:table-row table:style-name="表4.2">
          <table:table-cell table:style-name="表4.A5" office:value-type="string">
            <text:p text:style-name="P20">$</text:p>
          </table:table-cell>
          <table:table-cell table:style-name="表4.B5" office:value-type="string">
            <text:p text:style-name="P34">記述行の開始コードアドレス</text:p>
          </table:table-cell>
        </table:table-row>
        <table:table-row table:style-name="表4.2">
          <table:table-cell table:style-name="表4.A3" office:value-type="string">
            <text:p text:style-name="P35">$$</text:p>
          </table:table-cell>
          <table:table-cell table:style-name="表4.B3" office:value-type="string">
            <text:p text:style-name="P34">記述行のファイル内アドレス（先頭から何バイト目か)</text:p>
          </table:table-cell>
        </table:table-row>
        <table:table-row table:style-name="表4.1">
          <table:table-cell table:style-name="表4.A5" office:value-type="string">
            <text:p text:style-name="P20">CODE_ADDRESS</text:p>
          </table:table-cell>
          <table:table-cell table:style-name="表4.B5" office:value-type="string">
            <text:p text:style-name="P20">$ と同じ</text:p>
          </table:table-cell>
        </table:table-row>
        <table:table-row table:style-name="表4.1">
          <table:table-cell table:style-name="表4.A5" office:value-type="string">
            <text:p text:style-name="P20">FILE_ADDRESS</text:p>
          </table:table-cell>
          <table:table-cell table:style-name="表4.B5" office:value-type="string">
            <text:p text:style-name="P35">$$ と同じ</text:p>
          </table:table-cell>
        </table:table-row>
        <table:table-row table:style-name="表4.1">
          <table:table-cell table:style-name="表4.A6" office:value-type="string">
            <text:p text:style-name="P20">ラベル名</text:p>
          </table:table-cell>
          <table:table-cell table:style-name="表4.B6" office:value-type="string">
            <text:p text:style-name="P20">ラベルの値</text:p>
          </table:table-cell>
        </table:table-row>
      </table:table>
      <text:p text:style-name="Standard"/>
      <text:p text:style-name="P22"><text:toc-mark-start text:id="IMark1786055642360" text:outline-level="1"/>文字列式<text:toc-mark-end text:id="IMark1786055642360"/></text:p>
      <text:p text:style-name="P1"><text:soft-page-break/>　文字列に対してもある程度の演算を行うことができる。</text:p>
      <text:p text:style-name="P1"/>
      <text:p text:style-name="P3">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1">優先順位</text:p>
          </table:table-cell>
          <table:table-cell table:style-name="表5.B1" office:value-type="string">
            <text:p text:style-name="P21">演算子</text:p>
          </table:table-cell>
          <table:table-cell table:style-name="表5.B1" office:value-type="string">
            <text:p text:style-name="P20">名前</text:p>
            <text:p text:style-name="Standard"/>
          </table:table-cell>
          <table:table-cell table:style-name="表5.D1" office:value-type="string">
            <text:p text:style-name="P20">意味</text:p>
            <text:p text:style-name="Standard"/>
          </table:table-cell>
        </table:table-row>
        <table:table-row table:style-name="表5.1">
          <table:table-cell table:style-name="表5.A4" office:value-type="string">
            <text:p text:style-name="P21">2</text:p>
            <text:p text:style-name="Standard"/>
          </table:table-cell>
          <table:table-cell table:style-name="表5.B4" office:value-type="string">
            <text:p text:style-name="P21">*</text:p>
            <text:p text:style-name="Standard"/>
          </table:table-cell>
          <table:table-cell table:style-name="表5.C4" office:value-type="string">
            <text:p text:style-name="P20">乗算</text:p>
            <text:p text:style-name="Standard"/>
          </table:table-cell>
          <table:table-cell table:style-name="表5.D4" office:value-type="string">
            <text:p text:style-name="P20">反復。左項または右項は数値でなければならない。</text:p>
          </table:table-cell>
        </table:table-row>
        <table:table-row table:style-name="表5.1">
          <table:table-cell table:style-name="表5.A4" office:value-type="string">
            <text:p text:style-name="P21">3</text:p>
            <text:p text:style-name="Standard"/>
          </table:table-cell>
          <table:table-cell table:style-name="表5.B4" office:value-type="string">
            <text:p text:style-name="P21">+</text:p>
            <text:p text:style-name="Standard"/>
          </table:table-cell>
          <table:table-cell table:style-name="表5.C4" office:value-type="string">
            <text:p text:style-name="P20">加算</text:p>
            <text:p text:style-name="Standard"/>
          </table:table-cell>
          <table:table-cell table:style-name="表5.D4" office:value-type="string">
            <text:p text:style-name="P20">連結。左項または右項が数値なら10進数文字列にして連結。</text:p>
          </table:table-cell>
        </table:table-row>
        <table:table-row table:style-name="表5.4">
          <table:table-cell table:style-name="表5.A4" office:value-type="string">
            <text:p text:style-name="P21">6</text:p>
          </table:table-cell>
          <table:table-cell table:style-name="表5.B4" office:value-type="string">
            <text:p text:style-name="P21">==</text:p>
          </table:table-cell>
          <table:table-cell table:style-name="表5.C4" office:value-type="string">
            <text:p text:style-name="P20">一致</text:p>
          </table:table-cell>
          <table:table-cell table:style-name="表5.D4" office:value-type="string">
            <text:p text:style-name="P20">一致していれば1, 不一致なら0</text:p>
          </table:table-cell>
        </table:table-row>
        <table:table-row table:style-name="表5.4">
          <table:table-cell table:style-name="表5.A5" office:value-type="string">
            <text:p text:style-name="P21">6</text:p>
          </table:table-cell>
          <table:table-cell table:style-name="表5.B5" office:value-type="string">
            <text:p text:style-name="P21">!=</text:p>
          </table:table-cell>
          <table:table-cell table:style-name="表5.C5" office:value-type="string">
            <text:p text:style-name="P20">不一致</text:p>
          </table:table-cell>
          <table:table-cell table:style-name="表5.D5" office:value-type="string">
            <text:p text:style-name="P20">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Standard">コメント</text:p>
      <text:p text:style-name="Standard">　; より右はコメントと見なし、無視される。</text:p>
      <text:p text:style-name="Standard"/>
      <text:p text:style-name="P22"><text:toc-mark-start text:id="IMark1786055641400" text:outline-level="1"/>エラーメッセージ<text:toc-mark-end text:id="IMark1786055641400"/></text:p>
      <text:p text:style-name="P1"/>
      <table:table table:name="表6" table:style-name="表6">
        <table:table-column table:style-name="表6.A"/>
        <table:table-column table:style-name="表6.B"/>
        <table:table-row table:style-name="表6.1">
          <table:table-cell table:style-name="表6.A1" office:value-type="string">
            <text:p text:style-name="P19">エラーメッセージ</text:p>
          </table:table-cell>
          <table:table-cell table:style-name="表6.B1" office:value-type="string">
            <text:p text:style-name="P19">意味</text:p>
          </table:table-cell>
        </table:table-row>
        <table:table-row table:style-name="表6.1">
          <table:table-cell table:style-name="表6.A56" office:value-type="string">
            <text:p text:style-name="P19">(' are not closed.</text:p>
          </table:table-cell>
          <table:table-cell table:style-name="表6.B56" office:value-type="string">
            <text:p text:style-name="P19">式の中で ( に対応する ) が存在しない。</text:p>
          </table:table-cell>
        </table:table-row>
        <table:table-row table:style-name="表6.3">
          <table:table-cell table:style-name="表6.A56" office:value-type="string">
            <text:p text:style-name="P19">Block processing is not close.</text:p>
            <text:p text:style-name="Standard"/>
          </table:table-cell>
          <table:table-cell table:style-name="表6.B56" office:value-type="string">
            <text:p text:style-name="P19">ブロック処理(IF,REPEAT,MACRO)が閉じられていない。</text:p>
          </table:table-cell>
        </table:table-row>
        <table:table-row table:style-name="表6.1">
          <table:table-cell table:style-name="表6.A56" office:value-type="string">
            <text:p text:style-name="P19">Cannot evaluate the expression(N)</text:p>
          </table:table-cell>
          <table:table-cell table:style-name="表6.B56" office:value-type="string">
            <text:p text:style-name="P19">defb/w/d で N番目の式が評価できない。</text:p>
          </table:table-cell>
        </table:table-row>
        <table:table-row table:style-name="表6.3">
          <table:table-cell table:style-name="表6.A56" office:value-type="string">
            <text:p text:style-name="P19">Cannot open include file 'FILE_NAME'.</text:p>
          </table:table-cell>
          <table:table-cell table:style-name="表6.B56" office:value-type="string">
            <text:p text:style-name="P19">INCLUDE に指定されたファイル 'FILE_NAME' が開けない。</text:p>
          </table:table-cell>
        </table:table-row>
        <table:table-row table:style-name="表6.6">
          <table:table-cell table:style-name="表6.A56" office:value-type="string">
            <text:p text:style-name="P19">Description of numerical value '0XABCDEFG' is abnormal.</text:p>
            <text:p text:style-name="Standard"/>
          </table:table-cell>
          <table:table-cell table:style-name="表6.B56" office:value-type="string">
            <text:p text:style-name="P19">数値の記述が異常。</text:p>
            <text:p text:style-name="P19">数値の記述と、ラベルの記述が繋がっていると１つの単語と誤認されてこのエラーになるケースがある。</text:p>
          </table:table-cell>
        </table:table-row>
        <table:table-row table:style-name="表6.3">
          <table:table-cell table:style-name="表6.A56" office:value-type="string">
            <text:p text:style-name="P19">Divided by zero.</text:p>
            <text:p text:style-name="Standard"/>
          </table:table-cell>
          <table:table-cell table:style-name="表6.B56" office:value-type="string">
            <text:p text:style-name="P19">除算演算子 / および % において、右側の項が 0 であり、値が確定しない。</text:p>
          </table:table-cell>
        </table:table-row>
        <table:table-row table:style-name="表6.1">
          <table:table-cell table:style-name="表6.A56" office:value-type="string">
            <text:p text:style-name="P19">ENDIF is not need parameters.</text:p>
          </table:table-cell>
          <table:table-cell table:style-name="表6.B56" office:value-type="string">
            <text:p text:style-name="P19">ENDIFに不正なパラメータ指定がある。</text:p>
          </table:table-cell>
        </table:table-row>
        <table:table-row table:style-name="表6.1">
          <table:table-cell table:style-name="表6.A56" office:value-type="string">
            <text:p text:style-name="P19">ENDR is not need parameters.</text:p>
          </table:table-cell>
          <table:table-cell table:style-name="表6.B56" office:value-type="string">
            <text:p text:style-name="P19">ENDRにパラメータの記述がある。</text:p>
          </table:table-cell>
        </table:table-row>
        <text:soft-page-break/>
        <table:table-row table:style-name="表6.3">
          <table:table-cell table:style-name="表6.A56" office:value-type="string">
            <text:p text:style-name="P19">ENDSCOPE command has not parameter.</text:p>
          </table:table-cell>
          <table:table-cell table:style-name="表6.B56" office:value-type="string">
            <text:p text:style-name="P19">引数を持たない ENDSCOPE に引数が指定されている。</text:p>
          </table:table-cell>
        </table:table-row>
        <table:table-row table:style-name="表6.11">
          <table:table-cell table:style-name="表6.A56" office:value-type="string">
            <text:p text:style-name="P19">ENDSCOPE in wrong position.</text:p>
            <text:p text:style-name="Standard"/>
            <text:p text:style-name="Standard"/>
            <text:p text:style-name="Standard"/>
          </table:table-cell>
          <table:table-cell table:style-name="表6.B56" office:value-type="string">
            <text:p text:style-name="P19">ENDSCOPEの記述位置がおかしい。SCOPEしてないのにENDSCOPEしていたり、</text:p>
            <text:p text:style-name="P19">MACROやIFの中にENDSCOPEだけ書いていたりすると発生する。</text:p>
          </table:table-cell>
        </table:table-row>
        <table:table-row table:style-name="表6.1">
          <table:table-cell table:style-name="表6.A56" office:value-type="string">
            <text:p text:style-name="P19">Illegal command</text:p>
          </table:table-cell>
          <table:table-cell table:style-name="表6.B56" office:value-type="string">
            <text:p text:style-name="P19">解釈不能な命令がある。</text:p>
          </table:table-cell>
        </table:table-row>
        <table:table-row table:style-name="表6.3">
          <table:table-cell table:style-name="表6.A56" office:value-type="string">
            <text:p text:style-name="P19">Illegal condition.</text:p>
            <text:p text:style-name="Standard"/>
          </table:table-cell>
          <table:table-cell table:style-name="表6.B56" office:value-type="string">
            <text:p text:style-name="P19">IF/ELSEIFの条件式に、値が確定しない式の記述がある。</text:p>
          </table:table-cell>
        </table:table-row>
        <table:table-row table:style-name="表6.1">
          <table:table-cell table:style-name="表6.A56" office:value-type="string">
            <text:p text:style-name="P19">Illegal ENDIF.</text:p>
          </table:table-cell>
          <table:table-cell table:style-name="表6.B56" office:value-type="string">
            <text:p text:style-name="P19">ENDIFが不正な位置に存在する。</text:p>
          </table:table-cell>
        </table:table-row>
        <table:table-row table:style-name="表6.1">
          <table:table-cell table:style-name="表6.A56" office:value-type="string">
            <text:p text:style-name="P19">Illegal ENDR.</text:p>
          </table:table-cell>
          <table:table-cell table:style-name="表6.B56" office:value-type="string">
            <text:p text:style-name="P19">不正な位置にENDRの記述がある。</text:p>
          </table:table-cell>
        </table:table-row>
        <table:table-row table:style-name="表6.1">
          <table:table-cell table:style-name="表6.A56" office:value-type="string">
            <text:p text:style-name="P19">Illegal expression.</text:p>
          </table:table-cell>
          <table:table-cell table:style-name="表6.B56" office:value-type="string">
            <text:p text:style-name="P19">数式の記述が異常。</text:p>
          </table:table-cell>
        </table:table-row>
        <table:table-row table:style-name="表6.1">
          <table:table-cell table:style-name="表6.A56" office:value-type="string">
            <text:p text:style-name="P19">Illegal operand</text:p>
          </table:table-cell>
          <table:table-cell table:style-name="表6.B56" office:value-type="string">
            <text:p text:style-name="P19">オペランドの値を確定できない。</text:p>
          </table:table-cell>
        </table:table-row>
        <table:table-row table:style-name="表6.3">
          <table:table-cell table:style-name="表6.A56" office:value-type="string">
            <text:p text:style-name="P19">Illegal parameter in ADD_INCLUDE_PATH.</text:p>
          </table:table-cell>
          <table:table-cell table:style-name="表6.B56" office:value-type="string">
            <text:p text:style-name="P19">ADD_INCLUDE_PATH命令のパラメータを評価できない。</text:p>
          </table:table-cell>
        </table:table-row>
        <table:table-row table:style-name="表6.1">
          <table:table-cell table:style-name="表6.A56" office:value-type="string">
            <text:p text:style-name="P19">Illegal parameter in MESSAGE.</text:p>
          </table:table-cell>
          <table:table-cell table:style-name="表6.B56" office:value-type="string">
            <text:p text:style-name="P19">MESSAGE命令のパラメータを評価できない。</text:p>
          </table:table-cell>
        </table:table-row>
        <table:table-row table:style-name="表6.3">
          <table:table-cell table:style-name="表6.A56" office:value-type="string">
            <text:p text:style-name="P19">INCLUDE command has only one parameter.</text:p>
          </table:table-cell>
          <table:table-cell table:style-name="表6.B56" office:value-type="string">
            <text:p text:style-name="P19">INCLUDE に２つ以上のパラメータが指定されている。</text:p>
            <text:p text:style-name="Standard"/>
          </table:table-cell>
        </table:table-row>
        <table:table-row table:style-name="表6.1">
          <table:table-cell table:style-name="表6.A56" office:value-type="string">
            <text:p text:style-name="P19">Invalid expression.</text:p>
          </table:table-cell>
          <table:table-cell table:style-name="表6.B56" office:value-type="string">
            <text:p text:style-name="P19">式の記述に異常があり、評価でき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lt;'</text:p>
            <text:p text:style-name="Standard"/>
          </table:table-cell>
          <table:table-cell table:style-name="表6.B56" office:value-type="string">
            <text:p text:style-name="P19">二項演算子 &lt; の右側に値が記述されていない。あるいは、左右の項が評価不能な値である。</text:p>
          </table:table-cell>
        </table:table-row>
        <table:table-row table:style-name="表6.3">
          <table:table-cell table:style-name="表6.A56" office:value-type="string">
            <text:p text:style-name="P19">Invalid operator '&lt;&lt;'</text:p>
            <text:p text:style-name="Standard"/>
          </table:table-cell>
          <table:table-cell table:style-name="表6.B56" office:value-type="string">
            <text:p text:style-name="P19">二項演算子 &lt;&lt; の右側に値が記述されていない。あるいは、左右の項が評価不能な値である。</text:p>
          </table:table-cell>
        </table:table-row>
        <text:soft-page-break/>
        <table:table-row table:style-name="表6.3">
          <table:table-cell table:style-name="表6.A56" office:value-type="string">
            <text:p text:style-name="P19">Invalid operator '&lt;='</text:p>
            <text:p text:style-name="Standard"/>
          </table:table-cell>
          <table:table-cell table:style-name="表6.B56" office:value-type="string">
            <text:p text:style-name="P19">二項演算子 &lt;=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gt;'</text:p>
            <text:p text:style-name="Standard"/>
          </table:table-cell>
          <table:table-cell table:style-name="表6.B56" office:value-type="string">
            <text:p text:style-name="P19">二項演算子 &gt; の右側に値が記述されていない。あるいは、左右の項が評価不能な値である。</text:p>
          </table:table-cell>
        </table:table-row>
        <table:table-row table:style-name="表6.3">
          <table:table-cell table:style-name="表6.A56" office:value-type="string">
            <text:p text:style-name="P19">Invalid operator '&gt;='</text:p>
            <text:p text:style-name="Standard"/>
          </table:table-cell>
          <table:table-cell table:style-name="表6.B56" office:value-type="string">
            <text:p text:style-name="P19">二項演算子 &gt;= の右側に値が記述されていない。あるいは、左右の項が評価不能な値である。</text:p>
          </table:table-cell>
        </table:table-row>
        <table:table-row table:style-name="表6.3">
          <table:table-cell table:style-name="表6.A56" office:value-type="string">
            <text:p text:style-name="P19">Invalid operator '&gt;&gt;'</text:p>
            <text:p text:style-name="Standard"/>
          </table:table-cell>
          <table:table-cell table:style-name="表6.B56" office:value-type="string">
            <text:p text:style-name="P19">二項演算子 &gt;&gt; の右側に値が記述されていない。あるいは、左右の項が評価不能な値である。</text:p>
          </table:table-cell>
        </table:table-row>
        <table:table-row table:style-name="表6.1">
          <table:table-cell table:style-name="表6.A56" office:value-type="string">
            <text:p text:style-name="P19">Label name cannot be string.</text:p>
          </table:table-cell>
          <table:table-cell table:style-name="表6.B56" office:value-type="string">
            <text:p text:style-name="P19">ラベル名として文字列が指定されている。</text:p>
          </table:table-cell>
        </table:table-row>
        <table:table-row table:style-name="表6.1">
          <table:table-cell table:style-name="表6.A56" office:value-type="string">
            <text:p text:style-name="P19">Message not found in MESSAGE.</text:p>
          </table:table-cell>
          <table:table-cell table:style-name="表6.B56" office:value-type="string">
            <text:p text:style-name="P19">MESSAGE命令にメッセージの指定が無い。</text:p>
          </table:table-cell>
        </table:table-row>
        <table:table-row table:style-name="表6.1">
          <table:table-cell table:style-name="表6.A56" office:value-type="string">
            <text:p text:style-name="P19">Mismatched number of arguments.</text:p>
          </table:table-cell>
          <table:table-cell table:style-name="表6.B56" office:value-type="string">
            <text:p text:style-name="P19">マクロに対する引数指定が少なすぎる。</text:p>
          </table:table-cell>
        </table:table-row>
        <table:table-row table:style-name="表6.3">
          <table:table-cell table:style-name="表6.A56" office:value-type="string">
            <text:p text:style-name="P19">Multiple arguments of the same name 'XXXX' exist.</text:p>
          </table:table-cell>
          <table:table-cell table:style-name="表6.B56" office:value-type="string">
            <text:p text:style-name="P19">マクロ宣言において、引数名 XXXX が複数指定されている。</text:p>
          </table:table-cell>
        </table:table-row>
        <table:table-row table:style-name="表6.1">
          <table:table-cell table:style-name="表6.A56" office:value-type="string">
            <text:p text:style-name="P19">Must be set include file name.</text:p>
          </table:table-cell>
          <table:table-cell table:style-name="表6.B56" office:value-type="string">
            <text:p text:style-name="P19">INCLUDEにファイル名指定が無い。</text:p>
          </table:table-cell>
        </table:table-row>
        <table:table-row table:style-name="表6.1">
          <table:table-cell table:style-name="表6.A56" office:value-type="string">
            <text:p text:style-name="P19">Must be set scope name.</text:p>
          </table:table-cell>
          <table:table-cell table:style-name="表6.B56" office:value-type="string">
            <text:p text:style-name="P19">SCOPEにスコープ名の指定が無い。</text:p>
          </table:table-cell>
        </table:table-row>
        <table:table-row table:style-name="表6.3">
          <table:table-cell table:style-name="表6.A56" office:value-type="string">
            <text:p text:style-name="P19">Offset value is out of range (N).</text:p>
            <text:p text:style-name="Standard"/>
          </table:table-cell>
          <table:table-cell table:style-name="表6.B56" office:value-type="string">
            <text:p text:style-name="P19">[IX+n], [IY+n] の n が、-128～127 の範囲を超えている。N は実際の n の値。</text:p>
          </table:table-cell>
        </table:table-row>
        <table:table-row table:style-name="表6.3">
          <table:table-cell table:style-name="表6.A56" office:value-type="string">
            <text:p text:style-name="P19">Path not found in ADD_INCLUDE_PATH.</text:p>
          </table:table-cell>
          <table:table-cell table:style-name="表6.B56" office:value-type="string">
            <text:p text:style-name="P19">ADD_INCLUDE_PATH命令にパスの指定が無い。</text:p>
            <text:p text:style-name="Standard"/>
          </table:table-cell>
        </table:table-row>
        <table:table-row table:style-name="表6.3">
          <table:table-cell table:style-name="表6.A56" office:value-type="string">
            <text:p text:style-name="P19">SCOPE command has only one parameter.</text:p>
          </table:table-cell>
          <table:table-cell table:style-name="表6.B56" office:value-type="string">
            <text:p text:style-name="P19">SCOPE に２つ以上のパラメータが指定されている。</text:p>
            <text:p text:style-name="Standard"/>
          </table:table-cell>
        </table:table-row>
        <table:table-row table:style-name="表6.1">
          <table:table-cell table:style-name="表6.A56" office:value-type="string">
            <text:p text:style-name="P19">Scope is not closed.</text:p>
          </table:table-cell>
          <table:table-cell table:style-name="表6.B56" office:value-type="string">
            <text:p text:style-name="P19">SCOPEに対応するENDSCOPEが存在しない。</text:p>
          </table:table-cell>
        </table:table-row>
        <table:table-row table:style-name="表6.3">
          <table:table-cell table:style-name="表6.A56" office:value-type="string">
            <text:p text:style-name="P19">Scope of ENDR does not exist.</text:p>
            <text:p text:style-name="Standard"/>
          </table:table-cell>
          <table:table-cell table:style-name="表6.B56" office:value-type="string">
            <text:p text:style-name="P19">REPEAT と ENDR の対応関係がとれない。MACROの中にENDRだけ記述されている場合など。</text:p>
          </table:table-cell>
        </table:table-row>
        <table:table-row table:style-name="表6.3">
          <table:table-cell table:style-name="表6.A56" office:value-type="string">
            <text:p text:style-name="P19">There are declarations of the same label 'XXXX' in multiple places.</text:p>
          </table:table-cell>
          <table:table-cell table:style-name="表6.B56" office:value-type="string">
            <text:p text:style-name="P19">ラベル XXXX が複数箇所で宣言されている。</text:p>
            <text:p text:style-name="Standard"/>
          </table:table-cell>
        </table:table-row>
        <table:table-row table:style-name="表6.3">
          <table:table-cell table:style-name="表6.A56" office:value-type="string">
            <text:p text:style-name="P19">There is an ELSE description at an incorrect position.</text:p>
          </table:table-cell>
          <table:table-cell table:style-name="表6.B56" office:value-type="string">
            <text:p text:style-name="P19">IF無しのELSEがある。</text:p>
            <text:p text:style-name="Standard"/>
          </table:table-cell>
        </table:table-row>
        <table:table-row table:style-name="表6.3">
          <table:table-cell table:style-name="表6.A56" office:value-type="string">
            <text:p text:style-name="P19">There is an ELSEIF description at an incorrect position.</text:p>
          </table:table-cell>
          <table:table-cell table:style-name="表6.B56" office:value-type="string">
            <text:p text:style-name="P19">IF無しのELSEIFがある。</text:p>
            <text:p text:style-name="Standard"/>
          </table:table-cell>
        </table:table-row>
        <table:table-row table:style-name="表6.3">
          <table:table-cell table:style-name="表6.A56" office:value-type="string">
            <text:p text:style-name="P19">There is an extra account that can not be interpreted.</text:p>
          </table:table-cell>
          <table:table-cell table:style-name="表6.B56" office:value-type="string">
            <text:p text:style-name="P19">解釈不能な余計な記述がある。例えば LD A, B AAA のような場合。余計な記述 AAA がある。</text:p>
          </table:table-cell>
        </table:table-row>
        <table:table-row table:style-name="表6.1">
          <table:table-cell table:style-name="表6.A56" office:value-type="string">
            <text:p text:style-name="P19">Too many arguments for XXXX.</text:p>
          </table:table-cell>
          <table:table-cell table:style-name="表6.B56" office:value-type="string">
            <text:p text:style-name="P19">マクロXXXX に対する引数指定が多すぎる。</text:p>
          </table:table-cell>
        </table:table-row>
        <table:table-row table:style-name="表6.1">
          <table:table-cell table:style-name="表6.A56" office:value-type="string">
            <text:p text:style-name="P19">User error</text:p>
          </table:table-cell>
          <table:table-cell table:style-name="表6.B56" office:value-type="string">
            <text:p text:style-name="P19">ERROR命令で引数がない。</text:p>
          </table:table-cell>
        </table:table-row>
        <table:table-row table:style-name="表6.1">
          <table:table-cell table:style-name="表6.A56" office:value-type="string">
            <text:p text:style-name="P2"/>
          </table:table-cell>
          <table:table-cell table:style-name="表6.B56" office:value-type="string">
            <text:p text:style-name="P2"/>
          </table:table-cell>
        </table:table-row>
        <table:table-row table:style-name="表6.1">
          <table:table-cell table:style-name="表6.A57" office:value-type="string">
            <text:p text:style-name="P2"/>
          </table:table-cell>
          <table:table-cell table:style-name="表6.B57" office:value-type="string">
            <text:p text:style-name="P2"/>
          </table:table-cell>
        </table:table-row>
      </table:table>
      <text:p text:style-name="P1"/>
      <text:p text:style-name="Text_20_body"><text:soft-page-break/></text:p>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6/2 <text:s text:c="3"/>t.hara <text:s text:c="2"/>v1.0.16 いくつかの命令でザイログニーモニックに寄せた記述も可能にした</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writing-mode="lr-tb"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38</meta:editing-cycles>
    <meta:editing-duration>PT4H5M5S</meta:editing-duration>
    <meta:print-date>2022-06-03T07:13:15</meta:print-date>
    <meta:creation-date>2021-03-20T22:10:12</meta:creation-date>
    <dc:date>2022-06-09T21:45:23.729000000</dc:date>
    <meta:document-statistic meta:table-count="6" meta:image-count="0" meta:object-count="0" meta:page-count="17" meta:paragraph-count="580" meta:word-count="6491" meta:character-count="10077" meta:non-whitespace-character-count="9151"/>
  </office:meta>
</office:document-meta>
</file>